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e2b9" officeooo:paragraph-rsid="000ae2b9"/>
    </style:style>
    <style:style style:name="P2" style:family="paragraph" style:parent-style-name="Standard">
      <style:text-properties fo:font-weight="bold" officeooo:rsid="000cbf86" officeooo:paragraph-rsid="000cbf8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"Les Plus Hautes Plumes Wesh" : Younes Camille Celestin Lorraine Justin</text:p>
      <text:p text:style-name="P1"/>
      <text:p text:style-name="P2">Session 1 : 08/05/19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4S</meta:editing-duration>
    <meta:editing-cycles>4</meta:editing-cycles>
    <meta:generator>LibreOffice/5.0.6.3$Windows_x86 LibreOffice_project/490fc03b25318460cfc54456516ea2519c11d1aa</meta:generator>
    <dc:date>2019-05-08T13:18:02.132000000</dc:date>
    <meta:document-statistic meta:table-count="0" meta:image-count="0" meta:object-count="0" meta:page-count="1" meta:paragraph-count="2" meta:word-count="16" meta:character-count="96" meta:non-whitespace-character-count="82"/>
    <meta:user-defined meta:name="Info 1"/>
    <meta:user-defined meta:name="Info 2"/>
    <meta:user-defined meta:name="Info 3"/>
    <meta:user-defined meta:name="Info 4"/>
  </office:meta>
</office:document-meta>
</file>